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ohit_Devanagari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004" officeooo:paragraph-rsid="00122004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officeooo:rsid="00122004" officeooo:paragraph-rsid="00122004"/>
    </style:style>
    <style:style style:name="P4" style:family="paragraph" style:parent-style-name="Standard">
      <style:text-properties officeooo:rsid="0013a022" officeooo:paragraph-rsid="0013a022"/>
    </style:style>
    <style:style style:name="P5" style:family="paragraph" style:parent-style-name="Subtitle">
      <style:text-properties officeooo:rsid="001254f2" officeooo:paragraph-rsid="001254f2"/>
    </style:style>
    <style:style style:name="P6" style:family="paragraph" style:parent-style-name="Title">
      <style:text-properties officeooo:rsid="0013a022" officeooo:paragraph-rsid="0013a022"/>
    </style:style>
    <style:style style:name="T1" style:family="text">
      <style:text-properties officeooo:rsid="001254f2"/>
    </style:style>
    <style:style style:name="T2" style:family="text">
      <style:text-properties officeooo:rsid="0013a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le</text:p>
      <text:p text:style-name="P5">2025-<text:span text:style-name="T2">MMM</text:span>-<text:span text:style-name="T2">DD</text:span></text:p>
      <text:p text:style-name="P1"/>
      <text:h text:style-name="P2" text:outline-level="1"><text:span text:style-name="T1">Concept</text:span></text:h>
      <text:p text:style-name="P1"/>
      <text:p text:style-name="P4">Summarize what it is and what it does.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729fc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729fc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729fc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1:09:05.063928691</meta:creation-date>
    <meta:editing-cycles>3</meta:editing-cycles>
    <meta:editing-duration>PT8M3S</meta:editing-duration>
    <dc:date>2025-02-22T05:57:09.597858869</dc:date>
    <meta:generator>LibreOffice/7.3.7.2$Linux_X86_64 LibreOffice_project/30$Build-2</meta:generator>
    <meta:document-statistic meta:table-count="0" meta:image-count="0" meta:object-count="0" meta:page-count="1" meta:paragraph-count="4" meta:word-count="11" meta:character-count="61" meta:non-whitespace-character-count="54"/>
    <meta:user-defined meta:name="Author">Dave Wellsted</meta:user-defined>
    <meta:user-defined meta:name="Category">(pending)</meta:user-defined>
    <meta:user-defined meta:name="Create Date">2025-JAN-13</meta:user-defined>
    <meta:user-defined meta:name="Mail">mailto:nyteowldave@gmail.com</meta:user-defined>
    <meta:user-defined meta:name="URL" meta:value-type="string">(pending)</meta:user-defined>
    <meta:user-defined meta:name="Workspace" meta:value-type="string">(pending)</meta:user-defined>
  </office:meta>
</office:document-meta>
</file>